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0.5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dt_naissance</text:p>
          </table:table-cell>
          <table:table-cell office:value-type="string">
            <text:p>email</text:p>
          </table:table-cell>
          <table:table-cell office:value-type="string">
            <text:p>cours_id</text:p>
          </table:table-cell>
          <table:table-cell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float" office:value="400">
            <text:p>40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éline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string">
            <text:p>JS</text:p>
          </table:table-cell>
          <table:table-cell office:value-type="float" office:value="200">
            <text:p>200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un cours peut être suivi par plusieurs étudiant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n étudiant ne peut suivre que 1 seul cours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dt_naissance</text:p>
          </table:table-cell>
          <table:table-cell office:value-type="string">
            <text:p>email</text:p>
          </table:table-cell>
          <table:table-cell table:number-columns-repeated="2"/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prix</text:p>
          </table:table-cell>
          <table:table-cell office:value-type="string">
            <text:p>etudiant_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ain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PHP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éline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JS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un cours ne peut être suivi que par 1 et 1 seul étudia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n étudiant peut suivre plusieurs cours</text:p>
          </table:table-cell>
          <table:table-cell table:number-columns-repeated="8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11">11/02/2026</text:date>, <text:time>12:2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lik H</meta:initial-creator>
    <meta:creation-date>2026-02-11T12:03:50.24</meta:creation-date>
    <dc:date>2026-02-11T12:24:07.26</dc:date>
    <dc:creator>Malik H</dc:creator>
    <meta:editing-duration>PT5M6S</meta:editing-duration>
    <meta:editing-cycles>1</meta:editing-cycles>
    <meta:document-statistic meta:table-count="3" meta:cell-count="44" meta:object-count="0"/>
    <meta:generator>OpenOffice/4.1.10$Win32 OpenOffice.org_project/4110m2$Build-9807</meta:generator>
  </office:meta>
</office:document-meta>
</file>